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28pt" style:font-size-asian="28pt" style:font-size-complex="28pt"/>
    </style:style>
    <style:style style:name="P2" style:family="paragraph">
      <style:text-properties fo:font-size="20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ynchronously Handling Asynchronous Posix Signals</text:p>
          </draw:text-box>
        </draw:frame>
        <draw:frame presentation:style-name="pr2" draw:layer="layout" svg:width="25.199cm" svg:height="12.179cm" svg:x="1.4cm" svg:y="4.914cm" presentation:class="subtitle">
          <draw:text-box>
            <text:p>...or...<text:line-break/>Handling Asynchronous <text:line-break/>Posix Signals Synchronously</text:p>
            <text:p/>
            <text:p>A Short Tutorial</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A quick overview</text:p>
          </draw:text-box>
        </draw:frame>
        <draw:frame presentation:style-name="pr4" draw:text-style-name="P1" draw:layer="layout" svg:width="25.199cm" svg:height="12.179cm" svg:x="1.4cm" svg:y="4.914cm" presentation:class="outline" presentation:user-transformed="true">
          <draw:text-box>
            <text:list text:style-name="L2">
              <text:list-item>
                <text:p text:style-name="P1"><text:span text:style-name="T1">Signals are a limited form of inter-process communication used in Unix, Unix-like, and other POSIX-compliant operating systems. A signal is an asynchronous notification sent to a process or to a specific thread within the same process in order to notify it of an event that occurred. Signals have been around since the 1970's Bell Labs Unix and have been more recently specified in the POSIX standard.</text:span></text:p>
              </text:list-item>
              <text:list-item>
                <text:p text:style-name="P1"><text:span text:style-name="T1">When a signal is sent, the operating system interrupts the target process's normal flow of execution to deliver the signal. Execution can be interrupted during any non-atomic instruction. If the process has previously registered a signal handler, that routine is executed. Otherwise, the default signal handler is executed.</text:span><text:span text:style-name="T1"><text:line-break/></text:span><text:span text:style-name="T1"><text:line-break/></text:span><text:span text:style-name="T1"> <text:s text:c="93"/>--Wikipedia</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Rules of Posix Signals</text:p>
          </draw:text-box>
        </draw:frame>
        <draw:frame presentation:style-name="pr4" draw:layer="layout" svg:width="25.199cm" svg:height="12.179cm" svg:x="1.4cm" svg:y="4.914cm" presentation:class="outline">
          <draw:text-box>
            <text:list text:style-name="L2">
              <text:list-item>
                <text:p><text:span text:style-name="T2">A signal mask exists for each thread and is controlled with pthread_sigmask().</text:span></text:p>
                <text:list>
                  <text:list-item>
                    <text:p><text:span text:style-name="T3">pthread_sigmask(SIG_BLOCK, sigset_t*); // Add signals in set to current thread's mask</text:span></text:p>
                  </text:list-item>
                  <text:list-item>
                    <text:p><text:span text:style-name="T3">pthread_sigmask(SIG_UNBLOCK, sigset_t*); // Remove signals in set from thread's mask</text:span></text:p>
                  </text:list-item>
                  <text:list-item>
                    <text:p><text:span text:style-name="T3">pthread_sigmask(SIG_SETMASK, sigset_t*); // Set thread's mask to set</text:span></text:p>
                  </text:list-item>
                </text:list>
              </text:list-item>
              <text:list-item>
                <text:p><text:span text:style-name="T2">Signal masks are controlled with sigfillset(</text:span></text:p>
              </text:list-item>
              <text:list-item>
                <text:p><text:span text:style-name="T2">An application begins running with a empty signal mask.</text:span></text:p>
              </text:list-item>
              <text:list-item>
                <text:p><text:span text:style-name="T2">All threads inherit their parent's signal mask.</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ignal Delivery</text:p>
          </draw:text-box>
        </draw:frame>
        <draw:frame presentation:style-name="pr4" draw:text-style-name="P1" draw:layer="layout" svg:width="25.199cm" svg:height="12.179cm" svg:x="1.4cm" svg:y="4.914cm" presentation:class="outline">
          <draw:text-box>
            <text:list text:style-name="L2">
              <text:list-item>
                <text:p text:style-name="P1"><text:span text:style-name="T1">sigaction() allows one to set function callbacks for each signal at the application level.</text:span></text:p>
              </text:list-item>
              <text:list-item>
                <text:p text:style-name="P1"><text:span text:style-name="T1">When a posix signal is delivered to an application, the kernel selects a thread whose signal mask does not block that signal and runs the signal callback in that thread.</text:span></text:p>
              </text:list-item>
              <text:list-item>
                <text:p text:style-name="P1"><text:span text:style-name="T1">The signal callback's stack is literally placed on top of the host thread's stack. Thus, signal handlers are REENTRANT.</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What is EINTR?</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4T18:24:56.057240776</meta:creation-date>
    <dc:date>2015-09-15T17:29:08.786190624</dc:date>
    <meta:editing-duration>PT48M19S</meta:editing-duration>
    <meta:editing-cycles>13</meta:editing-cycles>
    <meta:generator>LibreOffice/4.3.7.2$Linux_X86_64 LibreOffice_project/430m0$Build-2</meta:generator>
    <meta:document-statistic meta:object-count="41"/>
  </office:meta>
</office:document-meta>
</file>